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275cm" draw:marker-end-width="0.275cm" draw:fill="none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draw:fill="none" fo:min-height="0.7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office:forms form:automatic-focus="false" form:apply-design-mode="false"/>
        <draw:ellipse draw:style-name="gr1" draw:text-style-name="P1" draw:id="id1" draw:layer="layout" svg:width="4.11cm" svg:height="2.058cm" svg:x="2.695cm" svg:y="5.044cm">
          <text:p text:style-name="P1">Subject</text:p>
        </draw:ellipse>
        <draw:ellipse draw:style-name="gr1" draw:text-style-name="P1" draw:id="id2" draw:layer="layout" svg:width="4.109cm" svg:height="2.058cm" svg:x="12.16cm" svg:y="5.044cm">
          <text:p text:style-name="P1">Object</text:p>
        </draw:ellipse>
        <draw:connector draw:style-name="gr2" draw:text-style-name="P2" draw:layer="layout" draw:type="line" svg:x1="6.805cm" svg:y1="6.073cm" svg:x2="12.159cm" svg:y2="6.073cm" draw:start-shape="id1" draw:start-glue-point="1" draw:end-shape="id2" draw:end-glue-point="3">
          <text:p/>
        </draw:connector>
        <draw:frame draw:style-name="gr3" draw:text-style-name="P1" draw:layer="layout" svg:width="3.177cm" svg:height="0.964cm" svg:x="7.519cm" svg:y="5.11cm">
          <draw:text-box>
            <text:p text:style-name="P1">Predicat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8$Build-9161</meta:generator>
    <meta:creation-date>2007-07-26T18:32:04</meta:creation-date>
    <dc:date>2007-07-26T18:38:49</dc:date>
    <dc:language>cs-CZ</dc:language>
    <meta:editing-cycles>2</meta:editing-cycles>
    <meta:editing-duration>PT6M56S</meta:editing-duration>
    <meta:user-defined meta:name="Info 1"/>
    <meta:user-defined meta:name="Info 2"/>
    <meta:user-defined meta:name="Info 3"/>
    <meta:user-defined meta:name="Info 4"/>
    <meta:document-statistic meta:object-count="4"/>
  </office:meta>
</office:document-meta>
</file>